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1BBC1F24D97FB0EB577.png" manifest:media-type="image/png"/>
  <manifest:file-entry manifest:full-path="Pictures/1000000100000640000004B035A09FB983ADFE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rodrigo_5f_padula_5f_fedora_5f_template-title">
      <style:graphic-properties draw:auto-grow-height="true" fo:min-height="3.506cm"/>
      <style:paragraph-properties style:writing-mode="lr-tb"/>
    </style:style>
    <style:style style:name="pr2" style:family="presentation" style:parent-style-name="rodrigo_5f_padula_5f_fedora_5f_template-subtitle">
      <style:graphic-properties draw:fill-color="#ffffff" fo:min-height="13.859cm"/>
      <style:paragraph-properties style:writing-mode="lr-tb"/>
    </style:style>
    <style:style style:name="pr3" style:family="presentation" style:parent-style-name="rodrigo_5f_padula_5f_fedora_5f_template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rodrigo_5f_padula_5f_fedora_5f_template-title">
      <style:graphic-properties draw:fill-color="#ffffff" draw:auto-grow-height="true" fo:min-height="3.506cm"/>
      <style:paragraph-properties style:writing-mode="lr-tb"/>
    </style:style>
    <style:style style:name="pr5" style:family="presentation" style:parent-style-name="rodrigo_5f_padula_5f_fedora_5f_template-outline1">
      <style:graphic-properties draw:fill-color="#ffffff" draw:auto-grow-height="true" fo:min-height="13.8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loext:graphic-properties draw:fill-color="#ffffff"/>
      <style:paragraph-properties fo:margin-left="1.2cm" fo:margin-right="0cm" fo:text-align="start" fo:text-indent="-0.6cm" style:writing-mode="lr-tb"/>
    </style:style>
    <style:style style:name="P7" style:family="paragraph">
      <loext:graphic-properties draw:fill-color="#ffffff"/>
      <style:paragraph-properties fo:margin-left="1.2cm" fo:margin-right="0cm" fo:text-indent="-0.9cm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drigo_5f_padula_5f_fedora_5f_templat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cm" svg:y="1.237cm" presentation:class="title">
          <draw:text-box>
            <text:p text:style-name="P1">EASTER EGG</text:p>
          </draw:text-box>
        </draw:frame>
        <draw:frame presentation:style-name="pr2" draw:text-style-name="P2" draw:layer="layout" svg:width="25.1cm" svg:height="13.859cm" svg:x="1.4cm" svg:y="5.641cm" presentation:class="subtitle" presentation:placeholder="true" presentation:user-transformed="true">
          <draw:text-box/>
        </draw:frame>
        <draw:frame draw:style-name="gr1" draw:text-style-name="P3" draw:layer="layout" svg:width="8.466cm" svg:height="11.72cm" svg:x="1cm" svg:y="6.78cm">
          <draw:image xlink:href="Pictures/1000000100000140000001BBC1F24D97FB0EB5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4">Presentation Template</text:p>
              <text:p text:style-name="P4"/>
              <text:p text:style-name="P4">Created by: Rodrigo Padula de Oliveira</text:p>
              <text:p text:style-name="P4">Brazilian Fedora Ambassador</text:p>
              <text:p text:style-name="P4"><text:a xlink:href="mailto:rodrigopadula@projetofedora.org" xlink:type="simple">rodrigopadula@projetofedora.org</text:a></text:p>
              <text:p text:style-name="P4">www.projetofedora.org</text:p>
            </draw:text-box>
          </draw:frame>
        </presentation:notes>
      </draw:page>
      <draw:page draw:name="page2" draw:style-name="dp1" draw:master-page-name="rodrigo_5f_padula_5f_fedora_5f_template" presentation:presentation-page-layout-name="AL2T1">
        <office:forms form:automatic-focus="false" form:apply-design-mode="false"/>
        <draw:frame presentation:style-name="pr4" draw:text-style-name="P6" draw:layer="layout" svg:width="19.7cm" svg:height="3.506cm" svg:x="1.3cm" svg:y="1.237cm" presentation:class="title" presentation:placeholder="true" presentation:user-transformed="true">
          <draw:text-box/>
        </draw:frame>
        <draw:frame presentation:style-name="pr5" draw:text-style-name="P7" draw:layer="layout" svg:width="22.1cm" svg:height="13.86cm" svg:x="1.4cm" svg:y="5.7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linear" draw:start-color="#5299c5" draw:end-color="#333366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Tahoma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odrigo_5f_padula_5f_fedora_5f_template-background" style:display-name="rodrigo_padula_fedora_template-background" style:family="presentation">
      <style:graphic-properties draw:stroke="none" draw:fill="solid" draw:fill-color="#e6e6e6" draw:fill-image-width="0cm" draw:fill-image-height="0cm"/>
    </style:style>
    <style:style style:name="rodrigo_5f_padula_5f_fedora_5f_template-backgroundobjects" style:display-name="rodrigo_padula_fedora_template-backgroundobjects" style:family="presentation">
      <style:graphic-properties draw:shadow="hidden" draw:shadow-offset-x="0.3cm" draw:shadow-offset-y="0.3cm" draw:shadow-color="#808080"/>
    </style:style>
    <style:style style:name="rodrigo_5f_padula_5f_fedora_5f_template-notes" style:display-name="rodrigo_padula_fedora_template-notes" style:family="presentation">
      <style:graphic-properties draw:stroke="none" draw:fill="none">
        <text:list-style style:name="rodrigo_5f_padula_5f_fedora_5f_template-notes" style:display-name="rodrigo_padula_fedora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rodrigo_5f_padula_5f_fedora_5f_template-outline1" style:display-name="rodrigo_padula_fedora_template-outline1" style:family="presentation">
      <style:graphic-properties draw:stroke="none" draw:fill="none">
        <text:list-style style:name="rodrigo_5f_padula_5f_fedora_5f_template-outline1" style:display-name="rodrigo_padula_fedora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rodrigo_5f_padula_5f_fedora_5f_template-outline2" style:display-name="rodrigo_padula_fedora_template-outline2" style:family="presentation" style:parent-style-name="rodrigo_5f_padula_5f_fedora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odrigo_5f_padula_5f_fedora_5f_template-outline3" style:display-name="rodrigo_padula_fedora_template-outline3" style:family="presentation" style:parent-style-name="rodrigo_5f_padula_5f_fedora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odrigo_5f_padula_5f_fedora_5f_template-outline4" style:display-name="rodrigo_padula_fedora_template-outline4" style:family="presentation" style:parent-style-name="rodrigo_5f_padula_5f_fedora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odrigo_5f_padula_5f_fedora_5f_template-outline5" style:display-name="rodrigo_padula_fedora_template-outline5" style:family="presentation" style:parent-style-name="rodrigo_5f_padula_5f_fedora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odrigo_5f_padula_5f_fedora_5f_template-outline6" style:display-name="rodrigo_padula_fedora_template-outline6" style:family="presentation" style:parent-style-name="rodrigo_5f_padula_5f_fedora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odrigo_5f_padula_5f_fedora_5f_template-outline7" style:display-name="rodrigo_padula_fedora_template-outline7" style:family="presentation" style:parent-style-name="rodrigo_5f_padula_5f_fedora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odrigo_5f_padula_5f_fedora_5f_template-outline8" style:display-name="rodrigo_padula_fedora_template-outline8" style:family="presentation" style:parent-style-name="rodrigo_5f_padula_5f_fedora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odrigo_5f_padula_5f_fedora_5f_template-outline9" style:display-name="rodrigo_padula_fedora_template-outline9" style:family="presentation" style:parent-style-name="rodrigo_5f_padula_5f_fedora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rodrigo_5f_padula_5f_fedora_5f_template-subtitle" style:display-name="rodrigo_padula_fedora_template-subtitle" style:family="presentation">
      <style:graphic-properties draw:stroke="none" draw:fill="none" draw:fill-image-width="0cm" draw:fill-image-height="0cm" draw:textarea-vertical-align="middle">
        <text:list-style style:name="rodrigo_5f_padula_5f_fedora_5f_template-subtitle" style:display-name="rodrigo_padula_fedora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rodrigo_5f_padula_5f_fedora_5f_template-title" style:display-name="rodrigo_padula_fedora_template-title" style:family="presentation">
      <style:graphic-properties draw:stroke="none" draw:fill="none" draw:textarea-vertical-align="middle">
        <text:list-style style:name="rodrigo_5f_padula_5f_fedora_5f_template-title" style:display-name="rodrigo_padula_fedora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odrigo_5f_padula_5f_fedora_5f_templat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rodrigo_5f_padula_5f_fedora_5f_templat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rodrigo_5f_padula_5f_fedora_5f_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rodrigo_5f_padula_5f_fedora_5f_templa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rodrigo_5f_padula_5f_fedora_5f_templa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-color="#ffffff"/>
      <style:paragraph-properties fo:margin-left="1.2cm" fo:margin-right="0cm" fo:text-indent="-0.9cm" style:writing-mode="lr-tb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Tahoma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Tahoma" style:font-size-asian="24pt" style:language-asian="none" style:country-asian="none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Tahoma" style:font-size-asian="20pt" style:language-asian="none" style:country-asian="none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rodrigo_5f_padula_5f_fedora_5f_template" style:display-name="rodrigo_padula_fedora_template" style:page-layout-name="PM1" draw:style-name="Mdp1">
      <draw:frame draw:style-name="Mgr3" draw:text-style-name="MP5" draw:layer="backgroundobjects" svg:width="27.998cm" svg:height="20.999cm" svg:x="0.031cm" svg:y="-0.017cm">
        <draw:image xlink:href="Pictures/1000000100000640000004B035A09FB983ADFEA3.png" xlink:type="simple" xlink:show="embed" xlink:actuate="onLoad" draw:mime-type="image/png">
          <text:p/>
        </draw:image>
      </draw:frame>
      <draw:frame presentation:style-name="Mpr1" draw:text-style-name="MP7" draw:layer="backgroundobjects" svg:width="25.199cm" svg:height="3.506cm" svg:x="1.3cm" svg:y="1.237cm" presentation:class="title">
        <draw:text-box>
          <text:p text:style-name="MP6">Clique para editar o formato do título de texto</text:p>
        </draw:text-box>
      </draw:frame>
      <draw:frame presentation:style-name="Mpr2" draw:text-style-name="MP10" draw:layer="backgroundobjects" svg:width="22.1cm" svg:height="13.859cm" svg:x="1.4cm" svg:y="5.714cm" presentation:class="outline">
        <draw:text-box>
          <text:list text:style-name="ML2">
            <text:list-item>
              <text:p text:style-name="MP8">Clique para editar o formato do texto em estrutura de tópicos</text:p>
              <text:list>
                <text:list-item>
                  <text:p text:style-name="MP9"><text:span text:style-name="MT2">Segundo Nível da Estrutura de Tópicos</text:span></text:p>
                  <text:list>
                    <text:list-item>
                      <text:p text:style-name="MP9"><text:span text:style-name="MT3">Terceiro Nível da Estrutura de Tópicos</text:span></text:p>
                      <text:list>
                        <text:list-item>
                          <text:p text:style-name="MP9"><text:span text:style-name="MT4">Quarto Nível da Estrutura de Tópicos</text:span></text:p>
                          <text:list>
                            <text:list-item>
                              <text:p text:style-name="MP9"><text:span text:style-name="MT4">Quinto Nível da Estrutura de Tópicos</text:span></text:p>
                              <text:list>
                                <text:list-item>
                                  <text:p text:style-name="MP9"><text:span text:style-name="MT4">Sexto Nível da Estrutura de Tópicos</text:span></text:p>
                                  <text:list>
                                    <text:list-item>
                                      <text:p text:style-name="MP9"><text:span text:style-name="MT4">Sétimo Nível da Estrutura de Tópicos</text:span></text:p>
                                      <text:list>
                                        <text:list-item>
                                          <text:p text:style-name="MP9"><text:span text:style-name="MT4">Oitavo Nível da Estrutura de Tópicos</text:span></text:p>
                                          <text:list>
                                            <text:list-item>
                                              <text:p text:style-name="MP9"><text:span text:style-name="MT4">Nono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rodrigo_5f_padula_5f_fedora_5f_template-title" draw:layer="backgroundobjects" svg:width="14.848cm" svg:height="11.135cm" svg:x="3.07cm" svg:y="2.257cm" presentation:class="page"/>
        <draw:frame presentation:style-name="rodrigo_5f_padula_5f_fedora_5f_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escription>Based on "Fedora Presentation" by Rodrigo Padula (https://fedoraproject.org/wiki/Templates_for_Presentations). License: CC-BY-SA</dc:description>
    <meta:creation-date>2024-04-08T02:51:59.768275414</meta:creation-date>
    <meta:editing-cycles>3</meta:editing-cycles>
    <meta:editing-duration>PT2M51S</meta:editing-duration>
    <dc:title>fedora</dc:title>
    <dc:date>2024-04-08T03:08:11.259285571</dc:date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